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98215624537610686" text:style-name="L1">
        <text:list-item>
          <text:p text:style-name="P1">maitriser console (cours linux sdz – de la partie 2 à la fin)</text:p>
        </text:list-item>
        <text:list-item>
          <text:p text:style-name="P1">maitriser github (cours long git sdz)</text:p>
        </text:list-item>
        <text:list-item>
          <text:p text:style-name="P1">réseau TCP/IP sdz (urgent : je suis à la masse)</text:p>
        </text:list-item>
        <text:list-item>
          <text:p text:style-name="P1">latex sdz (court)</text:p>
        </text:list-item>
        <text:list-item>
          <text:p text:style-name="P1">java sdz</text:p>
        </text:list-item>
        <text:list-item>
          <text:p text:style-name="P1">système :</text:p>
          <text:list>
            <text:list-item>
              <text:p text:style-name="P1">C sdz</text:p>
            </text:list-item>
            <text:list-item>
              <text:p text:style-name="P1">livre – conseil prof : Rifflet &amp; Yunès – Unix, programmation et communication, dunod</text:p>
            </text:list-item>
          </text:list>
        </text:list-item>
        <text:list-item>
          <text:p text:style-name="P1">(reste : cours fac – algo de graphes + systèmes 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1:49:27</meta:creation-date>
    <meta:generator>OpenOffice/4.0.0$Unix OpenOffice.org_project/400m3$Build-9702</meta:generator>
    <dc:date>2014-10-02T12:03:36</dc:date>
    <dc:creator>yjfjyf jjku</dc:creator>
    <meta:editing-duration>PT11M27S</meta:editing-duration>
    <meta:editing-cycles>10</meta:editing-cycles>
    <meta:document-statistic meta:table-count="0" meta:image-count="0" meta:object-count="0" meta:page-count="1" meta:paragraph-count="9" meta:word-count="72" meta:character-count="327"/>
  </office:meta>
</office:document-meta>
</file>